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Assamese" svg:font-family="'Lohit Assamese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style:font-name="Lohit Assame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la reunion de l'equipe du Corewar,</text:p>
      <text:p text:style-name="P1">tenue en salle 3, le Lundi 12/03/2012 a 17h00</text:p>
      <text:p text:style-name="Standard"/>
      <text:p text:style-name="Standard"><text:tab/><text:span text:style-name="T1">Sont present:</text:span><text:tab/>Mr<text:tab/>Leprovost Alexis</text:p>
      <text:p text:style-name="Standard"><text:tab/><text:tab/><text:tab/>Mr<text:tab/>Guiho<text:tab/>Ronan</text:p>
      <text:p text:style-name="Standard"><text:tab/><text:tab/><text:tab/>Mr<text:tab/>Deceneux Alexandre</text:p>
      <text:p text:style-name="Standard"><text:tab/><text:span text:style-name="T1">Est absent:</text:span> <text:tab/></text:p>
      <text:p text:style-name="Standard"/>
      <text:p text:style-name="Standard"><text:span text:style-name="T2">La reunion est anime par :</text:span><text:span text:style-name="T3"> <text:tab/><text:tab/>Mr<text:tab/></text:span>Platel Kevin</text:p>
      <text:p text:style-name="Standard"/>
      <text:p text:style-name="Standard">Ordre de la reunion: -Point sur l'avancement</text:p>
      <text:p text:style-name="Standard"><text:tab/><text:tab/> <text:s text:c="9"/>-Objectif pour Le suivi de Jeudi</text:p>
      <text:p text:style-name="Standard"/>
      <text:p text:style-name="Standard">ASM : FINI.</text:p>
      <text:p text:style-name="Standard"/>
      <text:p text:style-name="Standard">VM: -Finir les fonctions d action sur la memoire (Platel, Deceneux)</text:p>
      <text:p text:style-name="Standard"><text:s text:c="8"/>-Mettre un mode non graphique sur la vm (Leprovost, Guiho)</text:p>
      <text:p text:style-name="Standard"><text:s text:c="8"/>-Integrer les fonctions d'action des champions</text:p>
      <text:p text:style-name="Standard"/>
      <text:p text:style-name="Standard">Pour apres...</text:p>
      <text:p text:style-name="Standard"/>
      <text:p text:style-name="Standard"><text:tab/>-Analyse sur les champions</text:p>
      <text:p text:style-name="Standard"><text:tab/>-Creation des champions</text:p>
      <text:p text:style-name="Standard"/>
      <text:p text:style-name="Standard">Reunion pour analyse des champions le Vendredi 16 vers 10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Assamese" svg:font-family="'Lohit Assamese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0.5pt" style:language-asian="zh" style:country-asian="CN" style:font-name-complex="Nimbus Sans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2T17:06:10</meta:creation-date>
    <meta:document-statistic meta:table-count="0" meta:image-count="0" meta:object-count="0" meta:page-count="1" meta:paragraph-count="17" meta:word-count="102" meta:character-count="636" meta:non-whitespace-character-count="509"/>
    <dc:date>2012-03-12T17:24:17</dc:date>
    <meta:editing-duration>PT18M7S</meta:editing-duration>
    <meta:editing-cycles>1</meta:editing-cycles>
    <meta:generator>LibreOffice/3.4$Unix LibreOffice_project/340m1$Build-502</meta:generator>
  </office:meta>
</office:document-meta>
</file>